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ru" fo:country="RU" fo:font-style="italic" officeooo:rsid="001ac4f2" officeooo:paragraph-rsid="001ac4f2" style:font-style-asian="italic" style:font-style-complex="italic"/>
    </style:style>
    <style:style style:name="P2" style:family="paragraph" style:parent-style-name="Text_20_body">
      <style:text-properties fo:language="ru" fo:country="RU" officeooo:rsid="001ac4f2" officeooo:paragraph-rsid="001ac4f2"/>
    </style:style>
    <style:style style:name="P3" style:family="paragraph" style:parent-style-name="Text_20_body">
      <style:paragraph-properties fo:text-align="center" style:justify-single-word="false"/>
      <style:text-properties fo:language="ru" fo:country="RU" officeooo:rsid="001ac4f2" officeooo:paragraph-rsid="001ac4f2"/>
    </style:style>
    <style:style style:name="P4" style:family="paragraph" style:parent-style-name="Text_20_body">
      <style:text-properties officeooo:rsid="001ac4f2" officeooo:paragraph-rsid="001ac4f2"/>
    </style:style>
    <style:style style:name="P5" style:family="paragraph" style:parent-style-name="Text_20_body">
      <style:text-properties officeooo:rsid="001d0d84" officeooo:paragraph-rsid="001d0d84"/>
    </style:style>
    <style:style style:name="P6" style:family="paragraph" style:parent-style-name="Text_20_body">
      <style:text-properties officeooo:rsid="001c0f57" officeooo:paragraph-rsid="001c0f57"/>
    </style:style>
    <style:style style:name="P7" style:family="paragraph" style:parent-style-name="Heading_20_1" style:list-style-name="">
      <style:paragraph-properties fo:text-align="center" style:justify-single-word="false"/>
    </style:style>
    <style:style style:name="P8" style:family="paragraph" style:parent-style-name="Heading_20_2">
      <style:text-properties fo:language="ru" fo:country="RU" officeooo:rsid="0012fe1b" officeooo:paragraph-rsid="001ac4f2"/>
    </style:style>
    <style:style style:name="P9" style:family="paragraph" style:parent-style-name="Heading_20_2">
      <style:text-properties officeooo:rsid="001ac4f2" officeooo:paragraph-rsid="001ac4f2"/>
    </style:style>
    <style:style style:name="P10" style:family="paragraph" style:parent-style-name="Heading_20_2">
      <style:text-properties officeooo:rsid="001d0d84" officeooo:paragraph-rsid="001d0d84"/>
    </style:style>
    <style:style style:name="P11" style:family="paragraph" style:parent-style-name="Heading_20_2">
      <style:text-properties officeooo:rsid="001d2a2e" officeooo:paragraph-rsid="001d2a2e"/>
    </style:style>
    <style:style style:name="P12" style:family="paragraph" style:parent-style-name="Heading_20_3">
      <style:text-properties officeooo:rsid="001ac4f2" officeooo:paragraph-rsid="001ac4f2"/>
    </style:style>
    <style:style style:name="P13" style:family="paragraph" style:parent-style-name="Text_20_body" style:list-style-name="L1">
      <style:text-properties officeooo:rsid="001c0f57" officeooo:paragraph-rsid="001c0f57"/>
    </style:style>
    <style:style style:name="P14" style:family="paragraph" style:parent-style-name="Text_20_body" style:list-style-name="L1">
      <style:text-properties officeooo:rsid="001c0f57" officeooo:paragraph-rsid="001d0d84"/>
    </style:style>
    <style:style style:name="P15" style:family="paragraph" style:parent-style-name="Text_20_body" style:list-style-name="L3">
      <style:text-properties officeooo:rsid="001c0f57" officeooo:paragraph-rsid="001c0f57"/>
    </style:style>
    <style:style style:name="P16" style:family="paragraph" style:parent-style-name="Text_20_body" style:list-style-name="L4">
      <style:text-properties officeooo:rsid="001c0f57" officeooo:paragraph-rsid="001c0f57"/>
    </style:style>
    <style:style style:name="P17" style:family="paragraph" style:parent-style-name="Text_20_body">
      <style:text-properties officeooo:rsid="001c0f57" officeooo:paragraph-rsid="001d2a2e"/>
    </style:style>
    <style:style style:name="P18" style:family="paragraph" style:parent-style-name="Text_20_body" style:list-style-name="L2">
      <style:text-properties officeooo:rsid="001ac4f2" officeooo:paragraph-rsid="001ac4f2"/>
    </style:style>
    <style:style style:name="P19" style:family="paragraph" style:parent-style-name="Text_20_body" style:list-style-name="L3">
      <style:text-properties officeooo:rsid="001ac4f2" officeooo:paragraph-rsid="001ac4f2"/>
    </style:style>
    <style:style style:name="P20" style:family="paragraph" style:parent-style-name="Text_20_body" style:list-style-name="L2">
      <style:text-properties officeooo:rsid="001d0d84" officeooo:paragraph-rsid="001d0d84"/>
    </style:style>
    <style:style style:name="P21" style:family="paragraph" style:parent-style-name="Text_20_body" style:list-style-name="L3">
      <style:text-properties fo:language="ru" fo:country="RU" officeooo:rsid="001ac4f2" officeooo:paragraph-rsid="001ac4f2"/>
    </style:style>
    <style:style style:name="P22" style:family="paragraph" style:parent-style-name="Text_20_body" style:list-style-name="L4">
      <style:text-properties fo:language="ru" fo:country="RU" officeooo:rsid="001c0f57" officeooo:paragraph-rsid="001c0f57"/>
    </style:style>
    <style:style style:name="P23" style:family="paragraph" style:parent-style-name="Text_20_body" style:list-style-name="L3">
      <style:text-properties fo:language="ru" fo:country="RU" officeooo:rsid="001d2a2e" officeooo:paragraph-rsid="001d2a2e"/>
    </style:style>
    <style:style style:name="P24" style:family="paragraph" style:parent-style-name="Text_20_body">
      <style:text-properties officeooo:paragraph-rsid="001d2a2e"/>
    </style:style>
    <style:style style:name="T1" style:family="text">
      <style:text-properties officeooo:rsid="001ac4f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c4f2"/>
    </style:style>
    <style:style style:name="T4" style:family="text">
      <style:text-properties fo:language="en" fo:country="US" officeooo:rsid="001d0d84"/>
    </style:style>
    <style:style style:name="T5" style:family="text">
      <style:text-properties fo:language="en" fo:country="US" officeooo:rsid="001d2a2e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ac4f2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bold" officeooo:rsid="001ac4f2" style:font-weight-asian="bold" style:font-weight-complex="bold"/>
    </style:style>
    <style:style style:name="T10" style:family="text">
      <style:text-properties fo:language="ru" fo:country="RU" officeooo:rsid="001c0f57"/>
    </style:style>
    <style:style style:name="T11" style:family="text">
      <style:text-properties fo:language="ru" fo:country="RU" officeooo:rsid="001d2a2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c0f57"/>
    </style:style>
    <style:style style:name="T15" style:family="text">
      <style:text-properties officeooo:rsid="001d0d84"/>
    </style:style>
    <style:style style:name="T16" style:family="text">
      <style:text-properties officeooo:rsid="001d2a2e"/>
    </style:style>
    <style:style style:name="T17" style:family="text">
      <style:text-properties fo:color="#c9211e" loext:opacity="100%" officeooo:rsid="001d2a2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Комплекс ПО для ПЛК на базе <text:span text:style-name="T3">Open PLC.</text:span></text:h>
      <text:p text:style-name="P3">Версия 1.0.</text:p>
      <text:p text:style-name="P1">Техническ<text:span text:style-name="T15">ое задание</text:span>.</text:p>
      <text:p text:style-name="P1"/>
      <text:h text:style-name="P12" text:outline-level="3">О версиях документа</text:h>
      <text:p text:style-name="P2">Отслеживание всех изменений данного документа <text:span text:style-name="T2">(</text:span>как внесённых сотрудниками<text:span text:style-name="T2"> Kauri,</text:span> так и третьими лицами) <text:s/>ведётся при помощи СКВ <text:span text:style-name="T2">Git. </text:span>Для более полного использования возможностей СКВ рекомендуется использовать формат сохранения .<text:span text:style-name="T2">fodt. </text:span>Кроме того, часть предложенных возможностей по разным причинам не войдёт в ближайшую версию продукта. Они могут быть исключены совсем, или перенесены в дорожную карту.</text:p>
      <text:h text:style-name="P8" text:outline-level="2"><text:span text:style-name="T1">Назначе</text:span>ние продукта</text:h>
      <text:p text:style-name="P2">Продукт должен обеспечивать среды для разработки программ на языках <text:span text:style-name="T12">МЭК 61131-3 </text:span><text:span text:style-name="T13">( возможно не все они будут аоддержаны в ближайшей версии) </text:span>и их исполнения на создаваемых в рамках проекта ПЛК. </text:p>
      <text:h text:style-name="Heading_20_2" text:outline-level="2">Состав продукта</text:h>
      <text:p text:style-name="P6">Функционально продукт состоит из <text:s/>следующих компонент<text:span text:style-name="T16">ов(</text:span><text:span text:style-name="T17">Здесь картинка</text:span><text:span text:style-name="T16">):</text:span></text:p>
      <text:list text:style-name="L1">
        <text:list-item>
          <text:p text:style-name="P13">Среда разработки. Графическая оболочка, включающая редактор языков <text:line-break/><text:span text:style-name="T9">МЭК 61131-3</text:span>, управления сборкой и жизненным циклом проекта. Для работы требует значительных ресурсов и операционной системы с графическим оконным интерфейсом. <text:span text:style-name="T15">Её реализация определяет все в принципе доступные функционалныее блоки.</text:span></text:p>
        </text:list-item>
        <text:list-item>
          <text:p text:style-name="P14">Модули поддержки конкретн<text:span text:style-name="T15">ых</text:span> сочетаний контроллеров и средств исполнения<text:span text:style-name="T15">(</text:span><text:span text:style-name="T4">BSP</text:span><text:span text:style-name="T15">)</text:span>. Загружается в среду разработки и является её частью. Состоит из специфических средств компиляции, сборки, отладки и библиотек как для целевого контроллера, так и для эмуляции. <text:span text:style-name="T15">Определяет, какие из доступных в среде выполнения функциональных блоков доступны для данного сочетания. В ближайшей версии планируется разработка одного </text:span><text:span text:style-name="T4">BSP</text:span><text:span text:style-name="T15">.</text:span></text:p>
        </text:list-item>
        <text:list-item>
          <text:p text:style-name="P13">Среда исполнения. Специальное заранее программируемое ПО целевого контроллера, обеспечивающее загрузку собранной программы, её запуск, доступ к периферии и другим возможностям. <text:span text:style-name="T15">В ближайшей версии планируется разработка одной такой среды.</text:span></text:p>
        </text:list-item>
        <text:list-item>
          <text:p text:style-name="P13">Средство контроля. Используется для управления парком контроллеров, возможно разных. Может сохранять для длительного хранения информацию о событиях и состояниях контроллеров и выполняемых программ. Может оповещать о заранее заданных событиях по <text:span text:style-name="T2">SMS/E-Mail/Telegram/… </text:span><text:span text:style-name="T6">Для работы требует значительных ресурсов. Возможно развёртывание в облаке с </text:span><text:span text:style-name="T2">web/mobile app </text:span><text:span text:style-name="T6">в качестве интерфейса.</text:span></text:p>
        </text:list-item>
      </text:list>
      <text:h text:style-name="Heading_20_2" text:outline-level="2"><text:soft-page-break/>Требования <text:span text:style-name="T1">к среде разработк</text:span><text:span text:style-name="T7">и</text:span></text:h>
      <text:list text:style-name="L2">
        <text:list-item>
          <text:p text:style-name="P18">Выбор типа контроллера и способа взаимодействия с ним(<text:span text:style-name="T2">TCP, Serial…)</text:span></text:p>
        </text:list-item>
        <text:list-item>
          <text:p text:style-name="P18">В зависимости от выбранного контроллера предоставлять доступ к соответствующему набору функциональных блоков и информацию о других особенностях контроллера. </text:p>
        </text:list-item>
        <text:list-item>
          <text:p text:style-name="P18">Создавать, сохранять и загружать проекты на поддерживаемых языках <text:span text:style-name="T8">МЭК 61131-3</text:span>.</text:p>
        </text:list-item>
        <text:list-item>
          <text:p text:style-name="P18">Осуществлять трансляцию содержащихся в проектах программ в корректно исполняющийся код в формате требуемом для его выполнения в исполнительной среде ( с учётом ограничений купленной лицензии ).</text:p>
        </text:list-item>
        <text:list-item>
          <text:p text:style-name="P18">Предоставлять эмуляцию исполнения программы без контроллера с возможностью отладки.</text:p>
        </text:list-item>
        <text:list-item>
          <text:p text:style-name="P18">Осуществлять загрузку программы на контроллер, и отладку её в тех конфигурациях, где она поддерживается.</text:p>
        </text:list-item>
        <text:list-item>
          <text:p text:style-name="P18">Доступ к информации о синтаксических, логических, аппаратных ошибках и событиях, необходимых для написания и отладки программ.</text:p>
        </text:list-item>
        <text:list-item>
          <text:p text:style-name="P20">Индикацию оценки использования доступной памяти устройства программой</text:p>
        </text:list-item>
      </text:list>
      <text:h text:style-name="Heading_20_2" text:outline-level="2">Требования к встроенной среде исполнения</text:h>
      <text:list xml:id="list2575720570" text:style-name="L3">
        <text:list-item>
          <text:p text:style-name="P21">Загрузка кода с использованием доступных средств связи. Должны иметься средства загрузки без использования среды разработки. Осуществление контроля совместимости загружаемого кода с версией прошивки и контроллера с уведомлением пользователя.</text:p>
        </text:list-item>
        <text:list-item>
          <text:p text:style-name="P19">Полное стирание(обнуление) прошивки.</text:p>
        </text:list-item>
        <text:list-item>
          <text:p text:style-name="P19">Светоцветовая индикация состояний работа/<text:span text:style-name="T6">загрузка/простой/авария.</text:span></text:p>
        </text:list-item>
        <text:list-item>
          <text:p text:style-name="P19">Предоставление по доступным средствам связи информации о версии и аппаратной конфигурации.</text:p>
        </text:list-item>
        <text:list-item>
          <text:p text:style-name="P19">Запуск, остановка, перезагрузка, установка параметров средствами внешнего управления.</text:p>
        </text:list-item>
        <text:list-item>
          <text:p text:style-name="P19">Доступ к мониторинговой информации и состоянии исполнения <text:s/><text:span text:style-name="T6">с использованием доступных средств связи.</text:span></text:p>
        </text:list-item>
        <text:list-item>
          <text:p text:style-name="P23">Возможность удалённой перепрошивки самой среды исполнения.</text:p>
        </text:list-item>
        <text:list-item>
          <text:p text:style-name="P19">Оповещение об авариях и других отказах в работе. <text:span text:style-name="T14">Ведение лога?</text:span></text:p>
        </text:list-item>
        <text:list-item>
          <text:p text:style-name="P19">Отладка на тех контроллерах, где она доступна.</text:p>
        </text:list-item>
        <text:list-item>
          <text:p text:style-name="P15">Загрузка нескольких программ и переключение между ними?</text:p>
        </text:list-item>
      </text:list>
      <text:h text:style-name="P9" text:outline-level="2">Требования к средств<text:span text:style-name="T14">у</text:span> контроля</text:h>
      <text:p text:style-name="P4">Хотя, в случае реализации протокола <text:span text:style-name="T2">OPC-UA, </text:span><text:span text:style-name="T6">в качестве средства контроля может использоваться почти любая современная система </text:span><text:span text:style-name="T2">SCADA, </text:span><text:span text:style-name="T11">а при реализации </text:span><text:span text:style-name="T5">SNMP </text:span><text:span text:style-name="T11">можно </text:span><text:soft-page-break/><text:span text:style-name="T11">использовать системы подобные </text:span><text:span text:style-name="T5">Zabbix</text:span><text:span text:style-name="T2">, </text:span><text:span text:style-name="T6">имеется необходимый минимум возможностей, которые должны быть реализованы в составе продукта. </text:span><text:span text:style-name="T10">Вопрос о необходимости такого средства отдельно от среды разработки на данный момент открыт.</text:span></text:p>
      <text:list text:style-name="L4">
        <text:list-item>
          <text:p text:style-name="P22">Статическая информация о каждом отслеживаемом контроллере и исполняющейся на нём программе.</text:p>
        </text:list-item>
        <text:list-item>
          <text:p text:style-name="P16">Отображение логов, ошибок, предупреждений.</text:p>
        </text:list-item>
        <text:list-item>
          <text:p text:style-name="P16">Состояние устройств (<text:span text:style-name="T1"> работа/</text:span><text:span text:style-name="T7">загрузка/простой/авария </text:span><text:span text:style-name="T6">).</text:span></text:p>
        </text:list-item>
        <text:list-item>
          <text:p text:style-name="P16">Выполнение сценариев по управлению?</text:p>
        </text:list-item>
        <text:list-item>
          <text:p text:style-name="P16">Отображение к доступным регистрам состояния контролируемых устройств.</text:p>
        </text:list-item>
      </text:list>
      <text:p text:style-name="P6">Понятно, что крайне желательным было бы построение полноценной <text:span text:style-name="T2">SCADA </text:span><text:span text:style-name="T6">системы с возможностью настраиваемого пользователем графического представления состояния системы, сценариями оркестрации, оповещения и мобильным приложением. Также понятно, что самостоятельная разработка такой системы потребует очень серьёзных инвестиций. Тем не менее, стоит подумать какие ещё из функций таких систем по соотношению ценность/цена стоит хотя бы обсудить.</text:span></text:p>
      <text:h text:style-name="P11" text:outline-level="2">Связь с внешними системами</text:h>
      <text:p text:style-name="P17"><text:span text:style-name="T16">(</text:span><text:span text:style-name="T17">Здесь картинка</text:span><text:span text:style-name="T16">)</text:span></text:p>
      <text:h text:style-name="P10" text:outline-level="2">Функцональные блоки</text:h>
      <text:p text:style-name="P5">Возможности по созданию и исполнению программ определяются как её размером так и доступными функциональными блоками(ФБ). В среде исполнения должны быть доступны следующие ФБ:</text:p>
      <text:p text:style-name="P17"><text:span text:style-name="T16">(</text:span><text:span text:style-name="T17">Список блоков для ближайшей версии</text:span><text:span text:style-name="T16">)</text:span></text:p>
      <text:h text:style-name="P11" text:outline-level="2">Типичные сценарии использования</text:h>
      <text:p text:style-name="P24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20:07:36.467000000</meta:creation-date>
    <dc:date>2024-07-11T11:12:18.503000000</dc:date>
    <meta:editing-duration>PT2H37M20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47" meta:word-count="690" meta:character-count="5400" meta:non-whitespace-character-count="4778"/>
  </office:meta>
</office:document-meta>
</file>